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C000002E9D2B362DB.png"/>
  <manifest:file-entry manifest:media-type="image/png" manifest:full-path="Pictures/10000000000000200000002000309F1C.png"/>
  <manifest:file-entry manifest:media-type="image/png" manifest:full-path="Pictures/100000000000024C000002E9843CFDEB.png"/>
  <manifest:file-entry manifest:media-type="image/png" manifest:full-path="Pictures/100000000000024C000002E9EF2351F8.png"/>
  <manifest:file-entry manifest:media-type="image/png" manifest:full-path="Pictures/100000000000024C000002E9ADC07FD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57cm" svg:height="19.71cm" svg:x="2.5cm" svg:y="5.5cm">
          <draw:image xlink:href="Pictures/100000000000024C000002E9D2B362DB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ADC07FD9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843CFDEB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EF2351F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M4S</meta:editing-duration>
    <meta:editing-cycles>3</meta:editing-cycles>
    <meta:generator>OpenOffice/4.1.7$Win32 OpenOffice.org_project/417m1$Build-9800</meta:generator>
    <dc:date>2020-06-16T11:36:54.58</dc:date>
    <dc:creator>Hui  Lin</dc:creator>
    <meta:document-statistic meta:object-count="4"/>
  </office:meta>
</office:document-meta>
</file>